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Thin" svg:font-family="'Cantarell Thi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antarell Thi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111111" style:font-name="Cantarell Thin" fo:font-size="12pt" style:font-size-asian="12pt" style:font-size-complex="12pt"/>
    </style:style>
    <style:style style:name="P3" style:family="paragraph" style:parent-style-name="Standard">
      <style:text-properties fo:color="#111111" style:font-name="Cantarell Thin" fo:font-size="12pt" officeooo:paragraph-rsid="00035ecb" style:font-size-asian="12pt" style:font-size-complex="12pt"/>
    </style:style>
    <style:style style:name="P4" style:family="paragraph" style:parent-style-name="Standard">
      <style:text-properties fo:color="#111111" style:font-name="Cantarell Thin" fo:font-size="12pt" officeooo:rsid="00035ecb" officeooo:paragraph-rsid="00035ecb" style:font-size-asian="12pt" style:font-size-complex="12pt"/>
    </style:style>
    <style:style style:name="P5" style:family="paragraph" style:parent-style-name="Standard">
      <style:text-properties fo:color="#111111" style:font-name="Cantarell Thin" fo:font-size="12pt" officeooo:paragraph-rsid="00051a4c" style:font-size-asian="12pt" style:font-size-complex="12pt"/>
    </style:style>
    <style:style style:name="P6" style:family="paragraph" style:parent-style-name="Standard">
      <style:text-properties fo:color="#111111" style:font-name="Cantarell Thin" fo:font-size="12pt" officeooo:rsid="00051a4c" officeooo:paragraph-rsid="00051a4c" style:font-size-asian="12pt" style:font-size-complex="12pt"/>
    </style:style>
    <style:style style:name="P7" style:family="paragraph" style:parent-style-name="Standard">
      <style:text-properties fo:color="#111111" style:font-name="Cantarell Thin" fo:font-size="12pt" officeooo:rsid="00051a4c" officeooo:paragraph-rsid="00055e6b" style:font-size-asian="12pt" style:font-size-complex="12pt"/>
    </style:style>
    <style:style style:name="P8" style:family="paragraph" style:parent-style-name="Standard">
      <style:text-properties fo:color="#111111" style:font-name="Cantarell Thin" fo:font-size="12pt" officeooo:paragraph-rsid="00055e6b" style:font-size-asian="12pt" style:font-size-complex="12pt"/>
    </style:style>
    <style:style style:name="P9" style:family="paragraph" style:parent-style-name="Standard">
      <style:text-properties fo:color="#111111" style:font-name="Cantarell Thin" fo:font-size="12pt" officeooo:rsid="0006b2e4" officeooo:paragraph-rsid="0006b2e4" style:font-size-asian="12pt" style:font-size-complex="12pt"/>
    </style:style>
    <style:style style:name="P10" style:family="paragraph" style:parent-style-name="Standard">
      <style:text-properties fo:color="#111111" style:font-name="Cantarell Thin" fo:font-size="12pt" officeooo:paragraph-rsid="0006b2e4" style:font-size-asian="12pt" style:font-size-complex="12pt"/>
    </style:style>
    <style:style style:name="T1" style:family="text">
      <style:text-properties officeooo:rsid="00035ecb"/>
    </style:style>
    <style:style style:name="T2" style:family="text">
      <style:text-properties officeooo:rsid="00051a4c"/>
    </style:style>
    <style:style style:name="T3" style:family="text">
      <style:text-properties officeooo:rsid="00055e6b"/>
    </style:style>
    <style:style style:name="T4" style:family="text">
      <style:text-properties officeooo:rsid="0006b2e4"/>
    </style:style>
    <style:style style:name="T5" style:family="text">
      <style:text-properties officeooo:rsid="0008a9b1"/>
    </style:style>
    <style:style style:name="T6" style:family="text">
      <style:text-properties officeooo:rsid="000935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</text:span>rames de communication standard entre API et Simulateur(s)</text:p>
      <text:p text:style-name="P2">Syntaxe de la documentation:</text:p>
      <text:p text:style-name="P2"/>
      <text:p text:style-name="P2">Nom de l’action</text:p>
      <text:p text:style-name="P2">→ Sens API vers simulateur</text:p>
      <text:p text:style-name="P2">&lt;<text:span text:style-name="T1">Opcode</text:span> &gt; &lt;Trame de communication&gt;\<text:span text:style-name="T1">n</text:span></text:p>
      <text:p text:style-name="P2">← Sens simulateur vers l’API</text:p>
      <text:p text:style-name="P2">&lt; <text:span text:style-name="T1">Opcode</text:span>&gt; &lt;Trame de communication&gt;\n</text:p>
      <text:p text:style-name="P2"/>
      <text:p text:style-name="P9">SHUTDOWN : Eteindre le simulateur</text:p>
      <text:p text:style-name="P9">Opcode : 0</text:p>
      <text:p text:style-name="P10">→ Envoie le <text:span text:style-name="T4">signal de fin au simulateur pour que le programe se ferme proprement.</text:span></text:p>
      <text:p text:style-name="P10"><text:span text:style-name="T4">0 </text:span>\n</text:p>
      <text:p text:style-name="P10">← <text:span text:style-name="T4">Pas de reponsse de la part du simulateur dans ce cas.</text:span></text:p>
      <text:p text:style-name="P10"/>
      <text:p text:style-name="P3">NEWMODULE : Sélection d’un module</text:p>
      <text:p text:style-name="P4">Opcode : 1 <text:s/></text:p>
      <text:p text:style-name="P2">→ Envoie le nom du module que nous voulons charger au simulateur. <text:span text:style-name="T1">Ce nom fait reference a un fichier ranger sous le dossier “XML/” dans le dossier du simulateur.</text:span></text:p>
      <text:p text:style-name="P2"><text:s/><text:span text:style-name="T1">1 </text:span>&lt;nom_du_module&gt;\n</text:p>
      <text:p text:style-name="P2">← Le simulateur <text:span text:style-name="T1">confirmation du </text:span>charge<text:span text:style-name="T1">ment du module a</text:span> l’interface utilisateur.</text:p>
      <text:p text:style-name="P2"><text:span text:style-name="T1">1 </text:span>&lt;chemin absolu vers <text:span text:style-name="T1">le </text:span>fichier <text:span text:style-name="T1">du module charger</text:span>&gt;\n</text:p>
      <text:p text:style-name="P2"/>
      <text:p text:style-name="P2"><text:span text:style-name="T1">TICK : </text:span>Lancement d’une simulation</text:p>
      <text:p text:style-name="P4">Opcode : 2</text:p>
      <text:p text:style-name="P2">→ Envoie de la commande pour lancer la simulation d’un tic.</text:p>
      <text:p text:style-name="P2"><text:span text:style-name="T1">2 </text:span>\n</text:p>
      <text:p text:style-name="P2">← Renvoie de l’état a la fin de la simulation, <text:span text:style-name="T1">1 : pas d’erreur , 0 : une erreur est survenue.</text:span></text:p>
      <text:p text:style-name="P2"><text:span text:style-name="T1">2 </text:span>&lt;boolean erreur&gt;\n</text:p>
      <text:p text:style-name="P2"/>
      <text:p text:style-name="P3">PULLID : Demande de recuperation des donnes de la simulation</text:p>
      <text:p text:style-name="P4">Opcode : 3</text:p>
      <text:p text:style-name="P2">→ Envoie d’une requête pour récupérer des informations sur l’état des donnes dans la simulation. Pour ce faire nous requittons chaque arête avec son id.</text:p>
      <text:p text:style-name="P2"><text:span text:style-name="T1">3</text:span> &lt;id_arête&gt;,&lt;id_arête&gt;,&lt;id_arête&gt;, ...\n</text:p>
      <text:p text:style-name="P2">← Le simulateur renvoie une liste des id demander suivie des valeurs qu’ils ont.</text:p>
      <text:p text:style-name="P2"><text:span text:style-name="T1">3</text:span> &lt;id_arête&gt;: &lt;data&gt;,&lt;id_arête&gt;:&lt;data&gt;,... <text:span text:style-name="T6">&lt;boolean_erreur&gt;</text:span>\n</text:p>
      <text:p text:style-name="P2"/>
      <text:p text:style-name="P5">COMMITID : Demande de l’API vers le simulateur pour changer la valheur de la donne sur une ligne de donnée. </text:p>
      <text:p text:style-name="P6">Opcode : 4</text:p>
      <text:p text:style-name="P2">→ Envoie des ligne de donnes a changer avec leurs nouvelles valeurs.</text:p>
      <text:p text:style-name="P2"><text:span text:style-name="T2">4 </text:span>&lt;id_arête&gt;:&lt;new_data&gt;,&lt;id_arête&gt;:&lt;new_data&gt; ,... \n</text:p>
      <text:p text:style-name="P2">← Validation de la modification des valeurs des aretes.</text:p>
      <text:p text:style-name="P2"><text:span text:style-name="T2">4 </text:span>&lt;boolean_erreur&gt;\n</text:p>
      <text:p text:style-name="P2"/>
      <text:p text:style-name="P5"><text:soft-page-break/>RESET : Demande de l’API pour réinitialiser les valheurs de la simulation. </text:p>
      <text:p text:style-name="P6">Opcode : 5</text:p>
      <text:p text:style-name="P2">→ Envoie de la commande pour reinisialiser les donnes de la simulation.</text:p>
      <text:p text:style-name="P2"><text:span text:style-name="T2">5 </text:span>\n</text:p>
      <text:p text:style-name="P2">← Renvoie de la validation du reset.</text:p>
      <text:p text:style-name="P2"><text:span text:style-name="T2">5 </text:span>&lt;boolean_erreur&gt;\n</text:p>
      <text:p text:style-name="P5">ASKDATAFILE : Demande de l’API récupérer le chemin absolu vers le fichier ou est sauvegarder la donne contenu dans un bloc logique, eg: PC , Registres , PD , ect …</text:p>
      <text:p text:style-name="P5"><text:span text:style-name="T2">Opcode : 6</text:span> </text:p>
      <text:p text:style-name="P2">→ Demande de chemin vers le fichier ou est contenu la donne d’un bloc logique.</text:p>
      <text:p text:style-name="P2"><text:span text:style-name="T2">6</text:span> &lt;id_du_bloc_logic&gt;\n</text:p>
      <text:p text:style-name="P2">← Renvoie du chemin absolu vers le fichier ou est contenu la donne de bloc logique demander.</text:p>
      <text:p text:style-name="P2"><text:span text:style-name="T2">6</text:span> &lt;chemin_absolu_vers_le_fichier&gt; <text:span text:style-name="T5">&lt;boolean_erreur&gt;</text:span>\n</text:p>
      <text:p text:style-name="P2"/>
      <text:p text:style-name="P5">LOADDATAFILE : Demande de l’API de remplacer les donnes contenu dans un bloc logique par les donnes contenu dans un fichier dont le chemin relatif est passer par l’API.</text:p>
      <text:p text:style-name="P6">Opcode : 7 </text:p>
      <text:p text:style-name="P2">→ Demande de modification de la donnée dans un bloc logique.</text:p>
      <text:p text:style-name="P5"><text:span text:style-name="T2">7 &lt;id_bloc_logique&gt; </text:span>&lt;path_vers_fichier_buffer&gt;\n</text:p>
      <text:p text:style-name="P2">← Renvoie de la confirmation comme quoi nous avons effectuer la modification de la donnée.</text:p>
      <text:p text:style-name="P5"><text:span text:style-name="T2">7 &lt;id_bloc_logique&gt; </text:span>&lt;path_vers_fichier_buffer&gt; &lt;boolean_erreur&gt;\n</text:p>
      <text:p text:style-name="P5"/>
      <text:p text:style-name="P8"><text:span text:style-name="T3">SAVETOXML</text:span> : <text:span text:style-name="T3">Sauvgarder l’etat du graph vers un xml</text:span></text:p>
      <text:p text:style-name="P7">Opcode : <text:span text:style-name="T3">8</text:span></text:p>
      <text:p text:style-name="P8">→ Demande <text:s/><text:span text:style-name="T3">l’ecriture du <text:s/>module charger par le simulateur dans son etat courant vers le fichier xml preciser dans la trame.</text:span>. <text:span text:style-name="T3">Si le fichier n’existe pas il sera cree.</text:span></text:p>
      <text:p text:style-name="P8"><text:span text:style-name="T3">8 <text:s/></text:span>&lt;path_vers_fichier_<text:span text:style-name="T3">xml</text:span>&gt;\n</text:p>
      <text:p text:style-name="P8">← Renvoie de la confirmation comme quoi nous avons effectuer l’<text:span text:style-name="T3">ecriture des donnees vers le xml.</text:span></text:p>
      <text:p text:style-name="P8"><text:span text:style-name="T3">8 <text:s/></text:span>&lt;path_vers_fichier_buffer&gt;\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Thin" svg:font-family="'Cantarell Thin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04:30.330693917</meta:creation-date>
    <dc:date>2018-04-09T10:30:46.718248150</dc:date>
    <meta:editing-duration>PT1H8M42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60" meta:word-count="520" meta:character-count="3164" meta:non-whitespace-character-count="2693"/>
  </office:meta>
</office:document-meta>
</file>